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text-underline-style="none"/>
    </style:style>
    <style:style style:name="P13" style:family="paragraph" style:parent-style-name="Standard">
      <style:paragraph-properties fo:margin-top="0in" fo:margin-bottom="0in" style:contextual-spacing="false"/>
    </style:style>
    <style:style style:name="P14"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Standard">
      <style:text-properties fo:color="#ff3333" fo:font-size="24pt" officeooo:rsid="00193087" officeooo:paragraph-rsid="0009d080" style:font-size-asian="21pt" style:font-size-complex="24pt"/>
    </style:style>
    <style:style style:name="P20" style:family="paragraph" style:parent-style-name="Text_20_body">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paragraph-properties fo:margin-top="0in" fo:margin-bottom="0in" style:contextual-spacing="false"/>
    </style:style>
    <style:style style:name="P23" style:family="paragraph" style:parent-style-name="Text_20_body" style:list-style-name="L5">
      <style:paragraph-properties fo:margin-top="0in" fo:margin-bottom="0in" style:contextual-spacing="false"/>
    </style:style>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paragraph-properties fo:margin-top="0in" fo:margin-bottom="0in" style:contextual-spacing="false"/>
    </style:style>
    <style:style style:name="P2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8" style:family="paragraph" style:parent-style-name="Header">
      <style:paragraph-properties fo:text-align="center" style:justify-single-word="false" style:snap-to-layout-grid="false"/>
      <style:text-properties style:font-name="Helvetica" fo:font-size="14pt" fo:font-weight="bold" officeooo:rsid="0009d080" officeooo:paragraph-rsid="0009d080" style:font-size-asian="14pt" style:font-weight-asian="bold" style:font-size-complex="14pt" style:font-weight-complex="bold"/>
    </style:style>
    <style:style style:name="P29" style:family="paragraph" style:parent-style-name="Heading_20_1" style:list-style-name="" style:master-page-name="First_20_Page">
      <style:paragraph-properties style:page-number="auto"/>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text-position="super 58%"/>
    </style:style>
    <style:style style:name="T9" style:family="text">
      <style:text-properties officeooo:rsid="0009d080"/>
    </style:style>
    <style:style style:name="T10" style:family="text">
      <style:text-properties fo:color="#ff3333" fo:font-size="24pt" officeooo:rsid="00193087" style:font-size-asian="21pt" style:font-size-complex="24pt"/>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5614192" text:id="ct85614192">
          <text:insertion>
            <office:change-info>
              <dc:creator>Balazs Racz</dc:creator>
              <dc:date>2015-02-21T10:51:00</dc:date>
            </office:change-info>
          </text:insertion>
        </text:changed-region>
        <text:changed-region xml:id="ct76411232" text:id="ct76411232">
          <text:deletion>
            <office:change-info>
              <dc:creator>David Harris</dc:creator>
              <dc:date>2013-01-26T18:25:00</dc:date>
            </office:change-info>
            <text:list xml:id="list6368340320429207404" text:style-name="L1">
              <text:list-item>
                <text:p text:style-name="P1"/>
              </text:list-item>
              <text:list-item>
                <text:p text:style-name="P1"/>
              </text:list-item>
            </text:list>
          </text:deletion>
        </text:changed-region>
        <text:changed-region xml:id="ct76411728" text:id="ct76411728">
          <text:insertion>
            <office:change-info>
              <dc:creator>David Harris</dc:creator>
              <dc:date>2013-01-26T18:26:00</dc:date>
            </office:change-info>
          </text:insertion>
        </text:changed-region>
        <text:changed-region xml:id="ct76409456" text:id="ct76409456">
          <text:deletion>
            <office:change-info>
              <dc:creator>David Harris</dc:creator>
              <dc:date>2013-01-26T18:26:00</dc:date>
            </office:change-info>
            <text:list xml:id="list105129900726440" text:continue-numbering="true" text:style-name="L1">
              <text:list-item>
                <text:p text:style-name="P1"/>
              </text:list-item>
            </text:list>
            <text:list xml:id="list343891917359124570" text:style-name="L2">
              <text:list-item>
                <text:p text:style-name="P2"/>
              </text:list-item>
            </text:list>
          </text:deletion>
        </text:changed-region>
        <text:changed-region xml:id="ct76440128" text:id="ct76440128">
          <text:insertion>
            <office:change-info>
              <dc:creator>David Harris</dc:creator>
              <dc:date>2013-01-26T18:26:00</dc:date>
            </office:change-info>
          </text:insertion>
        </text:changed-region>
        <text:changed-region xml:id="ct76752608" text:id="ct76752608">
          <text:insertion>
            <office:change-info>
              <dc:creator>David Harris</dc:creator>
              <dc:date>2013-01-26T18:26:00</dc:date>
            </office:change-info>
          </text:insertion>
        </text:changed-region>
        <text:changed-region xml:id="ct76752800" text:id="ct76752800">
          <text:deletion>
            <office:change-info>
              <dc:creator>David Harris</dc:creator>
              <dc:date>2013-01-26T18:26:00</dc:date>
            </office:change-info>
            <text:p text:style-name="P3">. T</text:p>
          </text:deletion>
        </text:changed-region>
        <text:changed-region xml:id="ct76350624" text:id="ct76350624">
          <text:insertion>
            <office:change-info>
              <dc:creator>David Harris</dc:creator>
              <dc:date>2013-01-26T18:26:00</dc:date>
            </office:change-info>
          </text:insertion>
        </text:changed-region>
        <text:changed-region xml:id="ct76351152" text:id="ct76351152">
          <text:insertion>
            <office:change-info>
              <dc:creator>David Harris</dc:creator>
              <dc:date>2013-01-26T18:26:00</dc:date>
            </office:change-info>
          </text:insertion>
        </text:changed-region>
        <text:changed-region xml:id="ct76351616" text:id="ct76351616">
          <text:deletion>
            <office:change-info>
              <dc:creator>David Harris</dc:creator>
              <dc:date>2013-01-26T18:26:00</dc:date>
            </office:change-info>
            <text:p text:style-name="P3">. </text:p>
            <text:p text:style-name="P3"/>
            <text:p text:style-name="P3">B</text:p>
          </text:deletion>
        </text:changed-region>
        <text:changed-region xml:id="ct76352176" text:id="ct76352176">
          <text:insertion>
            <office:change-info>
              <dc:creator>David Harris</dc:creator>
              <dc:date>2013-01-26T18:26:00</dc:date>
            </office:change-info>
          </text:insertion>
        </text:changed-region>
        <text:changed-region xml:id="ct75752560" text:id="ct75752560">
          <text:deletion>
            <office:change-info>
              <dc:creator>Bob Jacobsen</dc:creator>
              <dc:date>2012-06-15T11:20:00</dc:date>
            </office:change-info>
            <text:p text:style-name="P3">two</text:p>
          </text:deletion>
        </text:changed-region>
        <text:changed-region xml:id="ct76087120" text:id="ct76087120">
          <text:insertion>
            <office:change-info>
              <dc:creator>Bob Jacobsen</dc:creator>
              <dc:date>2012-06-15T11:20:00</dc:date>
            </office:change-info>
          </text:insertion>
        </text:changed-region>
        <text:changed-region xml:id="ct76378128" text:id="ct76378128">
          <text:insertion>
            <office:change-info>
              <dc:creator>Bob Jacobsen</dc:creator>
              <dc:date>2012-06-15T11:20:00</dc:date>
            </office:change-info>
          </text:insertion>
        </text:changed-region>
        <text:changed-region xml:id="ct76378736" text:id="ct76378736">
          <text:insertion>
            <office:change-info>
              <dc:creator>Bob Jacobsen</dc:creator>
              <dc:date>2012-06-15T11:20:00</dc:date>
            </office:change-info>
          </text:insertion>
        </text:changed-region>
        <text:changed-region xml:id="ct76378320" text:id="ct76378320">
          <text:insertion>
            <office:change-info>
              <dc:creator>Bob Jacobsen</dc:creator>
              <dc:date>2012-06-15T11:21:00</dc:date>
            </office:change-info>
          </text:insertion>
        </text:changed-region>
        <text:changed-region xml:id="ct76378512" text:id="ct76378512">
          <text:insertion>
            <office:change-info>
              <dc:creator>Bob Jacobsen</dc:creator>
              <dc:date>2012-06-15T11:22:00</dc:date>
            </office:change-info>
          </text:insertion>
        </text:changed-region>
        <text:changed-region xml:id="ct76373312" text:id="ct76373312">
          <text:insertion>
            <office:change-info>
              <dc:creator>Bob Jacobsen</dc:creator>
              <dc:date>2012-06-15T11:23:00</dc:date>
            </office:change-info>
          </text:insertion>
        </text:changed-region>
        <text:changed-region xml:id="ct76375744" text:id="ct76375744">
          <text:deletion>
            <office:change-info>
              <dc:creator>Bob Jacobsen</dc:creator>
              <dc:date>2012-06-15T11:22:00</dc:date>
            </office:change-info>
            <text:p text:style-name="P3">, perhaps in addition to use of the Memory Configuration Protocol</text:p>
          </text:deletion>
        </text:changed-region>
        <text:changed-region xml:id="ct76376160" text:id="ct76376160">
          <text:insertion>
            <office:change-info>
              <dc:creator>Bob Jacobsen</dc:creator>
              <dc:date>2012-06-15T11:35:00</dc:date>
            </office:change-info>
          </text:insertion>
        </text:changed-region>
        <text:changed-region xml:id="ct76376592" text:id="ct76376592">
          <text:deletion>
            <office:change-info>
              <dc:creator>Bob Jacobsen</dc:creator>
              <dc:date>2012-06-15T11:35:00</dc:date>
            </office:change-info>
            <text:p text:style-name="P3">special</text:p>
          </text:deletion>
        </text:changed-region>
        <text:changed-region xml:id="ct76381376" text:id="ct76381376">
          <text:insertion>
            <office:change-info>
              <dc:creator>Bob Jacobsen</dc:creator>
              <dc:date>2012-06-15T11:35:00</dc:date>
            </office:change-info>
          </text:insertion>
        </text:changed-region>
        <text:changed-region xml:id="ct76024160" text:id="ct76024160">
          <text:deletion>
            <office:change-info>
              <dc:creator>Bob Jacobsen</dc:creator>
              <dc:date>2012-06-15T11:22:00</dc:date>
            </office:change-info>
            <text:p text:style-name="P3">.</text:p>
          </text:deletion>
        </text:changed-region>
        <text:changed-region xml:id="ct76754160" text:id="ct76754160">
          <text:insertion>
            <office:change-info>
              <dc:creator>Bob Jacobsen</dc:creator>
              <dc:date>2012-06-15T11:22:00</dc:date>
            </office:change-info>
          </text:insertion>
        </text:changed-region>
        <text:changed-region xml:id="ct75741088" text:id="ct75741088">
          <text:insertion>
            <office:change-info>
              <dc:creator>Bob Jacobsen</dc:creator>
              <dc:date>2012-06-15T11:23:00</dc:date>
            </office:change-info>
          </text:insertion>
        </text:changed-region>
        <text:changed-region xml:id="ct75918224" text:id="ct75918224">
          <text:insertion>
            <office:change-info>
              <dc:creator>Bob Jacobsen</dc:creator>
              <dc:date>2012-06-15T11:50:00</dc:date>
            </office:change-info>
          </text:insertion>
        </text:changed-region>
        <text:changed-region xml:id="ct75920128" text:id="ct75920128">
          <text:insertion>
            <office:change-info>
              <dc:creator>Bob Jacobsen</dc:creator>
              <dc:date>2012-06-15T11:51:00</dc:date>
            </office:change-info>
          </text:insertion>
        </text:changed-region>
        <text:changed-region xml:id="ct75739744" text:id="ct75739744">
          <text:insertion>
            <office:change-info>
              <dc:creator>Bob Jacobsen</dc:creator>
              <dc:date>2012-07-08T23:05:00</dc:date>
            </office:change-info>
          </text:insertion>
        </text:changed-region>
        <text:changed-region xml:id="ct75741888" text:id="ct75741888">
          <text:insertion>
            <office:change-info>
              <dc:creator>Bob Jacobsen</dc:creator>
              <dc:date>2012-07-08T23:06:00</dc:date>
            </office:change-info>
          </text:insertion>
        </text:changed-region>
        <text:changed-region xml:id="ct75917200" text:id="ct75917200">
          <text:insertion>
            <office:change-info>
              <dc:creator>David Harris</dc:creator>
              <dc:date>2013-01-26T18:28:00</dc:date>
            </office:change-info>
          </text:insertion>
        </text:changed-region>
        <text:changed-region xml:id="ct75919632" text:id="ct75919632">
          <text:deletion>
            <office:change-info>
              <dc:creator>Bob Jacobsen</dc:creator>
              <dc:date>2012-06-15T11:46:00</dc:date>
            </office:change-info>
            <text:h text:style-name="Heading_20_2" text:outline-level="2"><text:s/></text:h>
            <text:h text:style-name="Heading_20_2" text:outline-level="2"/>
          </text:deletion>
        </text:changed-region>
        <text:changed-region xml:id="ct76374400" text:id="ct76374400">
          <text:deletion>
            <office:change-info>
              <dc:creator>David Harris</dc:creator>
              <dc:date>2013-01-26T18:29:00</dc:date>
            </office:change-info>
            <text:h text:style-name="Heading_20_2" text:outline-level="2"/>
            <text:h text:style-name="Heading_20_2" text:outline-level="2"/>
          </text:deletion>
        </text:changed-region>
        <text:changed-region xml:id="ct76351344" text:id="ct76351344">
          <text:insertion>
            <office:change-info>
              <dc:creator>Bob Jacobsen</dc:creator>
              <dc:date>2012-06-15T11:46:00</dc:date>
            </office:change-info>
          </text:insertion>
        </text:changed-region>
        <text:changed-region xml:id="ct75920320" text:id="ct75920320">
          <text:insertion>
            <office:change-info>
              <dc:creator>Bob Jacobsen</dc:creator>
              <dc:date>2012-07-08T21:07:00</dc:date>
            </office:change-info>
          </text:insertion>
        </text:changed-region>
        <text:changed-region xml:id="ct75920512" text:id="ct75920512">
          <text:insertion>
            <office:change-info>
              <dc:creator>Bob Jacobsen</dc:creator>
              <dc:date>2012-07-08T21:08:00</dc:date>
            </office:change-info>
          </text:insertion>
        </text:changed-region>
        <text:changed-region xml:id="ct76264032" text:id="ct76264032">
          <text:insertion>
            <office:change-info>
              <dc:creator>Bob Jacobsen</dc:creator>
              <dc:date>2012-07-08T23:00:00</dc:date>
            </office:change-info>
          </text:insertion>
        </text:changed-region>
        <text:changed-region xml:id="ct76298032" text:id="ct76298032">
          <text:insertion>
            <office:change-info>
              <dc:creator>Bob Jacobsen</dc:creator>
              <dc:date>2012-07-08T21:27:00</dc:date>
            </office:change-info>
          </text:insertion>
        </text:changed-region>
        <text:changed-region xml:id="ct76263648" text:id="ct76263648">
          <text:insertion>
            <office:change-info>
              <dc:creator>Bob Jacobsen</dc:creator>
              <dc:date>2012-07-08T21:20:00</dc:date>
            </office:change-info>
          </text:insertion>
        </text:changed-region>
        <text:changed-region xml:id="ct76262576" text:id="ct76262576">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3"/>
            <text:p text:style-name="P3"/>
            <text:p text:style-name="Text_20_body">Something like:</text:p>
          </text:deletion>
        </text:changed-region>
        <text:changed-region xml:id="ct76298464" text:id="ct76298464">
          <text:insertion>
            <office:change-info>
              <dc:creator>Bob Jacobsen</dc:creator>
              <dc:date>2012-06-15T11:25:00</dc:date>
            </office:change-info>
          </text:insertion>
        </text:changed-region>
        <text:changed-region xml:id="ct74957680" text:id="ct74957680">
          <text:insertion>
            <office:change-info>
              <dc:creator>Bob Jacobsen</dc:creator>
              <dc:date>2012-06-15T11:25:00</dc:date>
            </office:change-info>
          </text:insertion>
        </text:changed-region>
        <text:changed-region xml:id="ct74958736" text:id="ct74958736">
          <text:insertion>
            <office:change-info>
              <dc:creator>Bob Jacobsen</dc:creator>
              <dc:date>2012-06-15T11:38:00</dc:date>
            </office:change-info>
          </text:insertion>
        </text:changed-region>
        <text:changed-region xml:id="ct74958928" text:id="ct74958928">
          <text:deletion>
            <office:change-info>
              <dc:creator>Bob Jacobsen</dc:creator>
              <dc:date>2012-06-15T11:38:00</dc:date>
            </office:change-info>
            <text:p text:style-name="P3">*) Node version? (Covers hardware and software versions)</text:p>
            <text:p text:style-name="P3"/>
          </text:deletion>
        </text:changed-region>
        <text:changed-region xml:id="ct74959344" text:id="ct74959344">
          <text:insertion>
            <office:change-info>
              <dc:creator>Bob Jacobsen</dc:creator>
              <dc:date>2012-07-12T23:33:00</dc:date>
            </office:change-info>
          </text:insertion>
        </text:changed-region>
        <text:changed-region xml:id="ct74959616" text:id="ct74959616">
          <text:deletion>
            <office:change-info>
              <dc:creator>Bob Jacobsen</dc:creator>
              <dc:date>2012-06-15T11:26:00</dc:date>
            </office:change-info>
            <text:p text:style-name="P3">Location </text:p>
          </text:deletion>
        </text:changed-region>
        <text:changed-region xml:id="ct74959920" text:id="ct74959920">
          <text:insertion>
            <office:change-info>
              <dc:creator>Bob Jacobsen</dc:creator>
              <dc:date>2012-06-15T11:26:00</dc:date>
            </office:change-info>
          </text:insertion>
        </text:changed-region>
        <text:changed-region xml:id="ct74960112" text:id="ct74960112">
          <text:deletion>
            <office:change-info>
              <dc:creator>Bob Jacobsen</dc:creator>
              <dc:date>2012-06-15T11:26:00</dc:date>
            </office:change-info>
            <text:p text:style-name="P3">(or a more general comment field? Or both?) </text:p>
          </text:deletion>
        </text:changed-region>
        <text:changed-region xml:id="ct74960304" text:id="ct74960304">
          <text:deletion>
            <office:change-info>
              <dc:creator>Bob Jacobsen</dc:creator>
              <dc:date>2012-07-08T22:56:00</dc:date>
            </office:change-info>
            <text:p text:style-name="P3">It would be nice to </text:p>
          </text:deletion>
        </text:changed-region>
        <text:changed-region xml:id="ct74960496" text:id="ct74960496">
          <text:insertion>
            <office:change-info>
              <dc:creator>Bob Jacobsen</dc:creator>
              <dc:date>2012-07-08T22:56:00</dc:date>
            </office:change-info>
          </text:insertion>
        </text:changed-region>
        <text:changed-region xml:id="ct74961984" text:id="ct74961984">
          <text:insertion>
            <office:change-info>
              <dc:creator>Bob Jacobsen</dc:creator>
              <dc:date>2012-06-15T12:20:00</dc:date>
            </office:change-info>
          </text:insertion>
        </text:changed-region>
        <text:changed-region xml:id="ct74960976" text:id="ct74960976">
          <text:deletion>
            <office:change-info>
              <dc:creator>Bob Jacobsen</dc:creator>
              <dc:date>2012-06-15T12:10:00</dc:date>
            </office:change-info>
            <text:p text:style-name="P3">originally, but now less based on extended CAN </text:p>
          </text:deletion>
        </text:changed-region>
        <text:changed-region xml:id="ct75755440" text:id="ct75755440">
          <text:insertion>
            <office:change-info>
              <dc:creator>Bob Jacobsen</dc:creator>
              <dc:date>2012-07-08T22:57:00</dc:date>
            </office:change-info>
          </text:insertion>
        </text:changed-region>
        <text:changed-region xml:id="ct75754944" text:id="ct75754944">
          <text:deletion>
            <office:change-info>
              <dc:creator>Bob Jacobsen</dc:creator>
              <dc:date>2012-06-15T11:26:00</dc:date>
            </office:change-info>
            <text:p text:style-name="P3">Proposed content:</text:p>
          </text:deletion>
        </text:changed-region>
        <text:changed-region xml:id="ct60616608" text:id="ct60616608">
          <text:insertion>
            <office:change-info>
              <dc:creator>Bob Jacobsen</dc:creator>
              <dc:date>2012-06-15T11:26:00</dc:date>
            </office:change-info>
          </text:insertion>
        </text:changed-region>
        <text:changed-region xml:id="ct76277328" text:id="ct76277328">
          <text:deletion>
            <office:change-info>
              <dc:creator>Bob Jacobsen</dc:creator>
              <dc:date>2012-06-15T11:27:00</dc:date>
            </office:change-info>
            <text:p text:style-name="P3">.</text:p>
          </text:deletion>
        </text:changed-region>
        <text:changed-region xml:id="ct74962176" text:id="ct74962176">
          <text:insertion>
            <office:change-info>
              <dc:creator>Bob Jacobsen</dc:creator>
              <dc:date>2012-06-15T11:27:00</dc:date>
            </office:change-info>
          </text:insertion>
        </text:changed-region>
        <text:changed-region xml:id="ct74962368" text:id="ct74962368">
          <text:deletion>
            <office:change-info>
              <dc:creator>Bob Jacobsen</dc:creator>
              <dc:date>2012-07-08T22:58:00</dc:date>
            </office:change-info>
            <text:p text:style-name="P3">(C</text:p>
          </text:deletion>
        </text:changed-region>
        <text:changed-region xml:id="ct76346560" text:id="ct76346560">
          <text:insertion>
            <office:change-info>
              <dc:creator>Bob Jacobsen</dc:creator>
              <dc:date>2012-07-08T22:58:00</dc:date>
            </office:change-info>
          </text:insertion>
        </text:changed-region>
        <text:changed-region xml:id="ct74962800" text:id="ct74962800">
          <text:deletion>
            <office:change-info>
              <dc:creator>Bob Jacobsen</dc:creator>
              <dc:date>2012-06-15T11:27:00</dc:date>
            </office:change-info>
            <text:p text:style-name="P3"/>
            <text:p text:style-name="P3">(String means zero terminated)</text:p>
          </text:deletion>
        </text:changed-region>
        <text:changed-region xml:id="ct76346752" text:id="ct76346752">
          <text:deletion>
            <office:change-info>
              <dc:creator>Bob Jacobsen</dc:creator>
              <dc:date>2012-07-08T22:58:00</dc:date>
            </office:change-info>
            <text:p text:style-name="P3">)</text:p>
          </text:deletion>
        </text:changed-region>
        <text:changed-region xml:id="ct74962560" text:id="ct74962560">
          <text:insertion>
            <office:change-info>
              <dc:creator>Bob Jacobsen</dc:creator>
              <dc:date>2012-07-08T22:58:00</dc:date>
            </office:change-info>
          </text:insertion>
        </text:changed-region>
        <text:changed-region xml:id="ct76108768" text:id="ct76108768">
          <text:insertion>
            <office:change-info>
              <dc:creator>Bob Jacobsen</dc:creator>
              <dc:date>2012-07-08T21:28:00</dc:date>
            </office:change-info>
          </text:insertion>
        </text:changed-region>
        <text:changed-region xml:id="ct76281296" text:id="ct76281296">
          <text:insertion>
            <office:change-info>
              <dc:creator>Bob Jacobsen</dc:creator>
              <dc:date>2012-07-08T21:29:00</dc:date>
            </office:change-info>
          </text:insertion>
        </text:changed-region>
        <text:changed-region xml:id="ct75755632" text:id="ct75755632">
          <text:insertion>
            <office:change-info>
              <dc:creator>Bob Jacobsen</dc:creator>
              <dc:date>2012-07-08T21:30:00</dc:date>
            </office:change-info>
          </text:insertion>
        </text:changed-region>
        <text:changed-region xml:id="ct74963232" text:id="ct74963232">
          <text:deletion>
            <office:change-info>
              <dc:creator>Bob Jacobsen</dc:creator>
              <dc:date>2012-07-08T22:59:00</dc:date>
            </office:change-info>
            <text:p text:style-name="P3"/>
            <text:p text:style-name="P3">Could get in e.g. 30 character manufacturer, 16 character node type, 8 character version into single datagram. (This is just fixed data in memory)</text:p>
            <text:p text:style-name="P3"/>
          </text:deletion>
        </text:changed-region>
        <text:changed-region xml:id="ct76109056" text:id="ct76109056">
          <text:deletion>
            <office:change-info>
              <dc:creator>Bob Jacobsen</dc:creator>
              <dc:date>2012-06-15T11:42:00</dc:date>
            </office:change-info>
            <text:p text:style-name="P3">D</text:p>
          </text:deletion>
        </text:changed-region>
        <text:changed-region xml:id="ct75757680" text:id="ct75757680">
          <text:insertion>
            <office:change-info>
              <dc:creator>Bob Jacobsen</dc:creator>
              <dc:date>2012-06-15T11:35:00</dc:date>
            </office:change-info>
          </text:insertion>
        </text:changed-region>
        <text:changed-region xml:id="ct60608832" text:id="ct60608832">
          <text:insertion>
            <office:change-info>
              <dc:creator>Bob Jacobsen</dc:creator>
              <dc:date>2012-06-15T11:48:00</dc:date>
            </office:change-info>
          </text:insertion>
        </text:changed-region>
        <text:changed-region xml:id="ct76053952" text:id="ct76053952">
          <text:deletion>
            <office:change-info>
              <dc:creator>Bob Jacobsen</dc:creator>
              <dc:date>2012-06-15T11:45:00</dc:date>
            </office:change-info>
            <text:h text:style-name="Heading_20_2" text:outline-level="2">Simple Node Identification Information</text:h>
          </text:deletion>
        </text:changed-region>
        <text:changed-region xml:id="ct76054144" text:id="ct76054144">
          <text:insertion>
            <office:change-info>
              <dc:creator>Bob Jacobsen</dc:creator>
              <dc:date>2012-06-15T11:45:00</dc:date>
            </office:change-info>
          </text:insertion>
        </text:changed-region>
        <text:changed-region xml:id="ct60612672" text:id="ct60612672">
          <text:deletion>
            <office:change-info>
              <dc:creator>Bob Jacobsen</dc:creator>
              <dc:date>2012-06-15T11:45:00</dc:date>
            </office:change-info>
            <text:h text:style-name="Heading_20_2" text:outline-level="2"/>
            <text:p text:style-name="P3">(Should this be moved to another doc?)</text:p>
            <text:p text:style-name="P3">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3"/>
            <text:p text:style-name="P3"/>
            <text:p text:style-name="Text_20_body">Paragraphs for TN</text:p>
          </text:deletion>
        </text:changed-region>
        <text:changed-region xml:id="ct75756544" text:id="ct75756544">
          <text:deletion>
            <office:change-info>
              <dc:creator>Bob Jacobsen</dc:creator>
              <dc:date>2012-06-15T11:42:00</dc:date>
            </office:change-info>
            <text:p text:style-name="P3">this particular area </text:p>
          </text:deletion>
        </text:changed-region>
        <text:changed-region xml:id="ct60612864" text:id="ct60612864">
          <text:insertion>
            <office:change-info>
              <dc:creator>Bob Jacobsen</dc:creator>
              <dc:date>2012-06-15T11:42:00</dc:date>
            </office:change-info>
          </text:insertion>
        </text:changed-region>
        <text:changed-region xml:id="ct60613136" text:id="ct60613136">
          <text:insertion>
            <office:change-info>
              <dc:creator>Bob Jacobsen</dc:creator>
              <dc:date>2012-06-15T11:43:00</dc:date>
            </office:change-info>
          </text:insertion>
        </text:changed-region>
        <text:changed-region xml:id="ct76103056" text:id="ct76103056">
          <text:deletion>
            <office:change-info>
              <dc:creator>Bob Jacobsen</dc:creator>
              <dc:date>2012-06-15T11:43:00</dc:date>
            </office:change-info>
            <text:p text:style-name="P3"/>
            <text:p text:style-name="P3"/>
            <text:p text:style-name="P3">(Include some XML for the basic information?)</text:p>
          </text:deletion>
        </text:changed-region>
        <text:changed-region xml:id="ct76052816" text:id="ct76052816">
          <text:deletion>
            <office:change-info>
              <dc:creator>Bob Jacobsen</dc:creator>
              <dc:date>2012-07-08T23:00:00</dc:date>
            </office:change-info>
            <text:p text:style-name="P3"/>
            <text:p text:style-name="P3">Should there be a size limit (overall or just for each part) to allow buffer size calculations to be done in advance?</text:p>
          </text:deletion>
        </text:changed-region>
        <text:changed-region xml:id="ct76053152" text:id="ct76053152">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change-start text:change-id="ct85614192"/></text:h>
      <text:p text:style-name="P19"><text:span text:style-name="T10">This document is obsolete. It was merged into ConfigurationDescriptionInformationS/TN.</text:span></text:p>
      <text:h text:style-name="Heading_20_1" text:outline-level="1"><text:change-end text:change-id="ct85614192"/>Introduction</text:h>
      <text:p text:style-name="P3">Consider a "network browser" that can show more specific information on the nodes, e.g. their type information, user-given names, etc. To do that, the browser could</text:p>
      <text:p text:style-name="P3"/>
      <text:list xml:id="list105128635134656" text:continue-list="list105129900726440" text:style-name="L1">
        <text:list-item>
          <text:p text:style-name="P1">Read the configuration description information (CDI)<text:change text:change-id="ct76411232"/><text:change-start text:change-id="ct76411728"/>, <text:change-end text:change-id="ct76411728"/></text:p>
        </text:list-item>
      </text:list>
      <text:list xml:id="list105129039225310" text:continue-list="list343891917359124570" text:style-name="L2">
        <text:list-item>
          <text:p text:style-name="P2">Parse out the first section(s)<text:change text:change-id="ct76409456"/><text:change-start text:change-id="ct76440128"/>, and <text:change-end text:change-id="ct76440128"/></text:p>
        </text:list-item>
      </text:list>
      <text:list xml:id="list4006457658209690530" text:style-name="L5">
        <text:list-item>
          <text:p text:style-name="P23">Do memory-access configuration reads to get the information.</text:p>
        </text:list-item>
      </text:list>
      <text:p text:style-name="P3"/>
      <text:p text:style-name="P3">That last step is very fast<text:change-start text:change-id="ct76752608"/> <text:change-end text:change-id="ct76752608"/><text:change text:change-id="ct76752800"/><text:change-start text:change-id="ct76350624"/><text:span text:style-name="T5">–</text:span> t<text:change-end text:change-id="ct76350624"/>he browser could do the necessary configuration reads in a small fraction of a second, at least on an idle CAN segment<text:change-start text:change-id="ct76351152"/>, <text:change-end text:change-id="ct76351152"/><text:change text:change-id="ct76351616"/><text:change-start text:change-id="ct76352176"/>b<text:change-end text:change-id="ct76352176"/>ut the first two steps are not-so-fast. The CDI is a very powerful and general method to describe all about the node, but it's a handful to read &amp; parse when you just want to get some specific information.</text:p>
      <text:p text:style-name="P3"/>
      <text:p text:style-name="P3">This Standard provides an optional protocol that allows a node implementor to say "I keep my basic information in a common place", so that e.g. browser tools can pick that up quickly.</text:p>
      <text:p text:style-name="P3"/>
      <text:p text:style-name="P3">There are <text:change text:change-id="ct75752560"/><text:change-start text:change-id="ct76087120"/>several<text:change-end text:change-id="ct76087120"/> parts to this:</text:p>
      <text:p text:style-name="P3"/>
      <text:list xml:id="list1299247829378160294" text:style-name="L6">
        <text:list-item>
          <text:p text:style-name="P24">A standardize<text:change-start text:change-id="ct76378128"/>d<text:change-end text:change-id="ct76378128"/> set of basic information &amp; its location in configuration space<text:change-start text:change-id="ct76378736"/> (called Abbreviated Config<text:change-end text:change-id="ct76378736"/><text:change-start text:change-id="ct76378320"/>uration Description Information ASCI; the ACDI acronym is confusingly like CDI, and perhaps a better one is needed). This allows th<text:change-end text:change-id="ct76378320"/><text:change-start text:change-id="ct76378512"/>e information to be rapidly retrieved via the Memory Configuration Protocol<text:change-end text:change-id="ct76378512"/><text:change-start text:change-id="ct76373312"/> without first reading the entire CDI.<text:change-end text:change-id="ct76373312"/></text:p>
        </text:list-item>
        <text:list-item>
          <text:p text:style-name="P24">A simple CAN protocol for returning it<text:change text:change-id="ct76375744"/><text:change-start text:change-id="ct76376160"/>: Simple Node Information Protocol SNIP, documented elsewhere.<text:change-end text:change-id="ct76376160"/></text:p>
        </text:list-item>
      </text:list>
      <text:p text:style-name="P3"/>
      <text:p text:style-name="P3">Why the <text:change text:change-id="ct76376592"/><text:change-start text:change-id="ct76381376"/>dedicated simple<text:change-end text:change-id="ct76381376"/> protocol? <text:s/>To make it even easier and faster to be retrieving this from a lot of nodes at once. <text:s/>Memory configuration is powerful and robust for doing complex configuration, particularly for writing to nodes, but it's a little heavy-weight when doing optional <text:soft-page-break/>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76024160"/><text:change-start text:change-id="ct76754160"/>, even from nodes that don't implement the full datagram-based Memory<text:change-end text:change-id="ct76754160"/><text:change-start text:change-id="ct75741088"/> Configuration Protocol.<text:change-end text:change-id="ct75741088"/><text:change-start text:change-id="ct75918224"/></text:p>
      <text:p text:style-name="P3"/>
      <text:p text:style-name="P3">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work without ACDI<text:change-end text:change-id="ct75918224"/><text:change-start text:change-id="ct75920128"/>, with the content being stored at some undefined place in memory; SNIP is ideal for nodes that don't have a full implementation of Memory Configuration Protocol, at either end of the connection. <text:s/>But they work better together.<text:change-end text:change-id="ct75920128"/><text:change-start text:change-id="ct75739744"/></text:p>
      <text:p text:style-name="P3"/>
      <text:p text:style-name="P13">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75739744"/><text:change-start text:change-id="ct75741888"/>ace to handle those.<text:change-end text:change-id="ct75741888"/></text:p>
      <text:h text:style-name="Heading_20_1" text:outline-level="1">Annotations to the Standard<text:change-start text:change-id="ct75917200"/></text:h>
      <text:p text:style-name="Standard">This section is meant to be read in conjunction with the Standard. <text:s/>Each of <text:span text:style-name="T6">the</text:span> subsections have directly corresponding sections in <text:span text:style-name="T6">the</text:span> Standard. <text:s/><text:change-end text:change-id="ct75917200"/></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75919632"/><text:change text:change-id="ct76374400"/><text:change-start text:change-id="ct76351344"/>Must appear in PIP.<text:change-end text:change-id="ct76351344"/><text:change-start text:change-id="ct75920320"/></text:h>
      <text:p text:style-name="Standard">Line to SNII, <text:span text:style-name="T6">which</text:span> is different but related.</text:p>
      <text:h text:style-name="Heading_20_1" text:outline-level="1">XML specification</text:h>
      <text:p text:style-name="Standard">The &lt;acdi fixed=”1” var=”1”&gt; element <text:span text:style-name="T6">in the CDI XML file indicates that the ACDI</text:span><text:change-end text:change-id="ct75920320"/><text:change-start text:change-id="ct75920512"/><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6">Use of the &lt;acdi&gt; element is recommended, but not required. It saves space and transfer time. It's also permissible for the CDI to indicate the equivalent content, which is:</text:p>
      <text:p text:style-name="P3"><text:change-end text:change-id="ct75920512"/><text:change-start text:change-id="ct76264032"/>&lt;segment origin='0' space='252'&gt;</text:p>
      <text:p text:style-name="P3"><text:s text:c="4"/>&lt;group&gt;</text:p>
      <text:p text:style-name="P3"><text:s text:c="8"/>&lt;name&gt;Manufacturer Information&lt;/name&gt;</text:p>
      <text:p text:style-name="P3"><text:s text:c="8"/>&lt;description&gt;Manufacturer-provided fixed node description&lt;/description&gt;</text:p>
      <text:p text:style-name="P3"><text:s text:c="8"/>&lt;int size='1'&gt;</text:p>
      <text:p text:style-name="P3"><text:s text:c="12"/>&lt;name&gt;Version&lt;/name&gt;</text:p>
      <text:p text:style-name="P3"><text:soft-page-break/><text:s text:c="8"/>&lt;/int&gt;</text:p>
      <text:p text:style-name="P3"><text:s text:c="8"/>&lt;string size='41'&gt;</text:p>
      <text:p text:style-name="P3"><text:s text:c="12"/>&lt;name&gt;Manufacturer Name&lt;/name&gt;</text:p>
      <text:p text:style-name="P3"><text:s text:c="8"/>&lt;/string&gt;</text:p>
      <text:p text:style-name="P3"><text:s text:c="8"/>&lt;string size='41'&gt;</text:p>
      <text:p text:style-name="P3"><text:s text:c="12"/>&lt;name&gt;Node Type&lt;/name&gt;</text:p>
      <text:p text:style-name="P3"><text:s text:c="8"/>&lt;/string&gt;</text:p>
      <text:p text:style-name="P3"><text:s text:c="8"/>&lt;string size='21'&gt;</text:p>
      <text:p text:style-name="P3"><text:s text:c="12"/>&lt;name&gt;Hardware Version&lt;/name&gt;</text:p>
      <text:p text:style-name="P3"><text:s text:c="8"/>&lt;/string&gt;</text:p>
      <text:p text:style-name="P3"><text:s text:c="8"/>&lt;string size='21'&gt;</text:p>
      <text:p text:style-name="P3"><text:s text:c="12"/>&lt;name&gt;Software Version&lt;/name&gt;</text:p>
      <text:p text:style-name="P3"><text:s text:c="8"/>&lt;/string&gt;</text:p>
      <text:p text:style-name="P3"><text:s text:c="5"/>&lt;/group&gt;</text:p>
      <text:p text:style-name="P3">&lt;/segment&gt;</text:p>
      <text:p text:style-name="P3"/>
      <text:p text:style-name="Standard"><text:span text:style-name="Example"><text:span text:style-name="T7">(e.g. you can do a 63-byte read to get the version, manufacturer name, and a chunk of the node type. <text:s/>If you don't want version numbers, and you get the null for node type, you can stop. <text:s/>If no null, or you want the version numbers, issue another read for the rest of the node type.)</text:span></text:span></text:p>
      <text:p text:style-name="P14"/>
      <text:p text:style-name="P3">&lt;segment origin='0' space='251'&gt;</text:p>
      <text:p text:style-name="P3"><text:s text:c="4"/>&lt;group&gt;</text:p>
      <text:p text:style-name="P3"><text:s text:c="8"/>&lt;name&gt;User Identification&lt;/name&gt;</text:p>
      <text:p text:style-name="P3"><text:s text:c="8"/>&lt;description&gt;Lets the user add his own description&lt;/description&gt;</text:p>
      <text:p text:style-name="P3"><text:s text:c="8"/>&lt;int size='1'&gt;</text:p>
      <text:p text:style-name="P3"><text:s text:c="12"/>&lt;name&gt;Version&lt;/name&gt;</text:p>
      <text:p text:style-name="P3"><text:s text:c="8"/>&lt;/int&gt;</text:p>
      <text:p text:style-name="P3"><text:s text:c="8"/>&lt;string size='63'&gt;</text:p>
      <text:p text:style-name="P3"><text:s text:c="12"/>&lt;name&gt;Node Name&lt;/name&gt;</text:p>
      <text:p text:style-name="P3"><text:s text:c="8"/>&lt;/string&gt;</text:p>
      <text:p text:style-name="P3"><text:s text:c="8"/>&lt;string size='64'&gt;</text:p>
      <text:p text:style-name="P3"><text:s text:c="12"/>&lt;name&gt;Node Description&lt;/name&gt;</text:p>
      <text:p text:style-name="P3"><text:s text:c="8"/>&lt;/string&gt;</text:p>
      <text:p text:style-name="P3"><text:s text:c="4"/>&lt;/group&gt;</text:p>
      <text:p text:style-name="Standard"><text:span text:style-name="Example"><text:span text:style-name="T7">&lt;/segment&gt;</text:span></text:span></text:p>
      <text:p text:style-name="Standard"><text:span text:style-name="Example"><text:span text:style-name="T7">(e.g. you can do a 64-byte read to get the version and node name, then another 64 byte read to get the node description)</text:span></text:span></text:p>
      <text:p text:style-name="P16"><text:change-end text:change-id="ct76264032"/><text:change-start text:change-id="ct76298032"/>(the spaces are 0xFC and 0xFB respectively)<text:change-end text:change-id="ct76298032"/><text:change-start text:change-id="ct76263648"/></text:p>
      <text:p text:style-name="P16">The name elements are not required, but the segment and string elements must be arranged so that the memory arrangement is identical.<text:change-end text:change-id="ct76263648"/></text:p>
      <text:h text:style-name="Heading_20_1" text:outline-level="1">Stuff to be merged into the above</text:h>
      <text:p text:style-name="Text_20_body"><text:change text:change-id="ct76262576"/><text:change-start text:change-id="ct76298464"/>How it works<text:change-end text:change-id="ct76298464"/></text:p>
      <text:p text:style-name="P3"><text:soft-page-break/></text:p>
      <text:p text:style-name="P3">1) A node denotes that it has this capability using a specific bit in the Protocol Identification Protocol (1 CAN exchange to check that)</text:p>
      <text:p text:style-name="P3"/>
      <text:p text:style-name="P3">2) If it does, the basic information can be found in a specific place in the configuration space (specific, well-known address space, location, and format), so can be directly read via configuration reads (datagram access, with small CAN overhead)</text:p>
      <text:p text:style-name="P3"/>
      <text:p text:style-name="P3">For this to work, there needs to be a common content (so that we don't need another layer of CDI-like stuff to define this content too). Hence this note. What should be in that content? </text:p>
      <text:p text:style-name="P3"/>
      <text:p text:style-name="P3">Some fixed info:</text:p>
      <text:p text:style-name="P3"/>
      <text:p text:style-name="P3">*) A version number, so we can extend this later<text:change-start text:change-id="ct74957680"/>: Initially 1.<text:change-end text:change-id="ct74957680"/></text:p>
      <text:p text:style-name="P3">*) A manufacturer name </text:p>
      <text:p text:style-name="P3">*) A manufacturer-issued node type name</text:p>
      <text:p text:style-name="P3"><text:change-start text:change-id="ct74958736"/>*) Hardware version</text:p>
      <text:p text:style-name="P3">*) Software version</text:p>
      <text:p text:style-name="P3"><text:change-end text:change-id="ct74958736"/><text:change text:change-id="ct74958928"/></text:p>
      <text:p text:style-name="P3">Some variable info, which the user can change:</text:p>
      <text:p text:style-name="P3"/>
      <text:p text:style-name="P3"><text:change-start text:change-id="ct74959344"/>*) A version number, so we can extend this later: Initially 1.</text:p>
      <text:p text:style-name="P3"><text:change-end text:change-id="ct74959344"/>*) Name</text:p>
      <text:p text:style-name="P3">*) <text:change text:change-id="ct74959616"/><text:change-start text:change-id="ct74959920"/>Description</text:p>
      <text:p text:style-name="P3"/>
      <text:p text:style-name="P3"><text:change-end text:change-id="ct74959920"/><text:change text:change-id="ct74960112"/>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3"/>
      <text:p text:style-name="P3"><text:change text:change-id="ct74960304"/><text:change-start text:change-id="ct74960496"/>We want to <text:change-end text:change-id="ct74960496"/>keep this somewhat compact, with the most useful (in the sense of "people will want to see this quickly") info at the front. Reading a full datagram (64 bytes <text:change-start text:change-id="ct74961984"/>memory-read <text:change-end text:change-id="ct74961984"/>payload<text:change text:change-id="ct74960976"/>)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3"><text:change-start text:change-id="ct75755440"/></text:p>
      <text:p text:style-name="P3">Reading an icon (e.g. image of the board) takes longer, and is therefore less vital. <text:s/>That's also not defined in this version of the document. <text:s/>Lives in a 3<text:span text:style-name="T8">rd</text:span> address space (0xFA), which doesn't get any special consideration in the Memory Configuration Protocol.</text:p>
      <text:p text:style-name="P3"><text:change-end text:change-id="ct75755440"/></text:p>
      <text:p text:style-name="P3"><text:change text:change-id="ct75754944"/><text:change-start text:change-id="ct60616608"/>Content<text:change-end text:change-id="ct60616608"/></text:p>
      <text:p text:style-name="P3"/>
      <text:p text:style-name="P3">Spaces chosen to be right below CDI, so they leave as much contiguous as possible.</text:p>
      <text:p text:style-name="P3"/>
      <text:p text:style-name="P3">Up to designer to decide on size (0 bytes, small, large) of icon information.</text:p>
      <text:p text:style-name="P3"><text:soft-page-break/></text:p>
      <text:p text:style-name="P3">The memory access in those three spaces doesn't mean that is has to be stored that way.</text:p>
      <text:p text:style-name="P3"/>
      <text:p text:style-name="P3">The use of zero-terminated strings<text:change text:change-id="ct76277328"/><text:change-start text:change-id="ct74962176"/> within fixed size slots.<text:change-end text:change-id="ct74962176"/></text:p>
      <text:p text:style-name="P3"/>
      <text:p text:style-name="P3"/>
      <text:p text:style-name="P3"><text:change text:change-id="ct74962368"/><text:change-start text:change-id="ct76346560"/>User c<text:change-end text:change-id="ct76346560"/>omment provides a longer field, not computer parsed; node name is a short thing for e.g. headings, etc<text:change text:change-id="ct74962800"/><text:change text:change-id="ct76346752"/><text:change-start text:change-id="ct74962560"/>.<text:change-end text:change-id="ct74962560"/></text:p>
      <text:p text:style-name="P3"/>
      <text:p text:style-name="P3">Two spaces provided for simplicity in implementation, as we imagine that some will be from a permanent memory and some will be user configurable.</text:p>
      <text:p text:style-name="P3"><text:change-start text:change-id="ct76108768"/></text:p>
      <text:p text:style-name="P3">Memory-access has some special support <text:change-end text:change-id="ct76108768"/><text:change-start text:change-id="ct76281296"/>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76281296"/><text:change-start text:change-id="ct75755632"/>'re not.</text:p>
      <text:p text:style-name="P3"/>
      <text:p text:style-name="P3">Chosen to fix in a single 64-byte read operation from each of the spaces.</text:p>
      <text:p text:style-name="P3"><text:change-end text:change-id="ct75755632"/></text:p>
      <text:p text:style-name="P3">Strings just concatenate with null termination. A missing value is then just a null byte. </text:p>
      <text:p text:style-name="P3"><text:change text:change-id="ct74963232"/></text:p>
      <text:p text:style-name="P3">Protocol ID protocol specifies whether this is present, so no more confirmation information is needed.</text:p>
      <text:p text:style-name="P3"/>
      <text:p text:style-name="P3">Later versions with higher A<text:change text:change-id="ct76109056"/>CDI version numbers could contain more fields, result in more than one datagram in reply, etc. But for expansion purposes, they should be proper supersets of this.</text:p>
      <text:p text:style-name="P3"><text:change-start text:change-id="ct75757680"/></text:p>
      <text:p text:style-name="P3"><text:change-end text:change-id="ct75757680"/><text:change-start text:change-id="ct60608832"/></text:p>
      <text:p text:style-name="P3"/>
      <text:p text:style-name="P3">All these work together, and have to be consistently done:</text:p>
      <text:list xml:id="list5198369577594978847" text:style-name="L7">
        <text:list-item>
          <text:p text:style-name="P25">ACDI is marked as present in PIP (requires memory-access, CDI be set too)</text:p>
        </text:list-item>
        <text:list-item>
          <text:p text:style-name="P25">Memory config has the two spaces available</text:p>
        </text:list-item>
        <text:list-item>
          <text:p text:style-name="P25">CDI carries the &lt;acdi&gt; element</text:p>
        </text:list-item>
      </text:list>
      <text:p text:style-name="P3"><text:change-end text:change-id="ct60608832"/></text:p>
      <text:p text:style-name="P3"/>
      <text:h text:style-name="Heading_20_2" text:outline-level="2"><text:change text:change-id="ct76053952"/><text:change-start text:change-id="ct76054144"/>Notes<text:change-end text:change-id="ct76054144"/><text:change text:change-id="ct60612672"/></text:h>
      <text:p text:style-name="P3"/>
      <text:p text:style-name="P3"><text:change text:change-id="ct75756544"/><text:change-start text:change-id="ct60612864"/>The definition <text:change-end text:change-id="ct60612864"/><text:change-start text:change-id="ct60613136"/>of the manufacturer-provided information <text:change-end text:change-id="ct60613136"/>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76103056"/></text:p>
      <text:p text:style-name="P3"/>
      <text:p text:style-name="P3">Basic information does <text:span text:style-name="T4">not</text:span> need to be present if this protocol is not marked; store anything you like.</text:p>
      <text:p text:style-name="P3"><text:change text:change-id="ct76052816"/><text:change-start text:change-id="ct76053152"/></text:p>
      <text:p text:style-name="P12"><text:soft-page-break/></text:p>
      <text:p text:style-name="P12"/>
      <text:p text:style-name="P12"><text:change-end text:change-id="ct76053152"/></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2</text:p>
          <text:p text:style-name="P18"><text:s/>2.1 Introduction<text:tab/>2</text:p>
          <text:p text:style-name="P18"><text:s/>2.2 Intended Use<text:tab/>2</text:p>
          <text:p text:style-name="P18"><text:s/>2.3 Reference and Context<text:tab/>2</text:p>
          <text:p text:style-name="P17"><text:s/>3 XML specification<text:tab/>2</text:p>
          <text:p text:style-name="P17"><text:s/>4 Stuff to be merged into the above<text:tab/>3</text:p>
          <text:p text:style-name="P18"><text:s/>4.1 Notes<text:tab/>5</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4768*"/>
    </style:style>
    <style:style style:name="Table1.B" style:family="table-column">
      <style:table-column-properties style:column-width="0.2479in" style:rel-column-width="357*"/>
    </style:style>
    <style:style style:name="Table1.C" style:family="table-column">
      <style:table-column-properties style:column-width="1.441in" style:rel-column-width="2075*"/>
    </style:style>
    <style:style style:name="Table1.D" style:family="table-column">
      <style:table-column-properties style:column-width="1.3958in" style:rel-column-width="201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9d080" officeooo:paragraph-rsid="0009d080"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9d080"/>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87656192" text:id="ct87656192">
            <text:insertion>
              <office:change-info>
                <dc:creator>Balazs Racz</dc:creator>
                <dc:date>2015-02-21T10:51:00</dc:date>
              </office:change-info>
            </text:insertion>
          </text:changed-region>
          <text:changed-region xml:id="ct76706544" text:id="ct76706544">
            <text:deletion>
              <office:change-info>
                <dc:creator>Bob Jacobsen</dc:creator>
                <dc:date>2012-06-15T11:33:00</dc:date>
              </office:change-info>
              <text:p text:style-name="MP1">I/SNI </text:p>
            </text:deletion>
          </text:changed-region>
          <text:changed-region xml:id="ct76735200" text:id="ct76735200">
            <text:deletion>
              <office:change-info>
                <dc:creator>Bob Jacobsen</dc:creator>
                <dc:date>2012-06-15T11:34:00</dc:date>
              </office:change-info>
              <text:p text:style-name="MP1">ACD</text:p>
            </text:deletion>
          </text:changed-region>
          <text:changed-region xml:id="ct76724656" text:id="ct76724656">
            <text:deletion>
              <office:change-info>
                <dc:creator>Bob Jacobsen</dc:creator>
                <dc:date>2015-02-08T01:05:00</dc:date>
              </office:change-info>
              <text:p text:style-name="MP1">-CAN </text:p>
            </text:deletion>
          </text:changed-region>
          <text:changed-region xml:id="ct76706304" text:id="ct76706304">
            <text:insertion>
              <office:change-info>
                <dc:creator>Bob Jacobsen</dc:creator>
                <dc:date>2015-02-08T01:05:00</dc:date>
              </office:change-info>
            </text:insertion>
          </text:changed-region>
          <text:changed-region xml:id="ct76705600" text:id="ct76705600">
            <text:insertion>
              <office:change-info>
                <dc:creator>Bob Jacobsen</dc:creator>
                <dc:date>2012-06-15T11:34:00</dc:date>
              </office:change-info>
            </text:insertion>
          </text:changed-region>
          <text:changed-region xml:id="ct76095120" text:id="ct76095120">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start text:change-id="ct87656192"/><text:span text:style-name="MT2">OBSOLETE </text:span><text:change-end text:change-id="ct87656192"/>OpenLCB<text:change text:change-id="ct76706544"/><text:change text:change-id="ct76735200"/><text:change text:change-id="ct76724656"/><text:change-start text:change-id="ct76706304"/> <text:change-end text:change-id="ct76706304"/><text:change-start text:change-id="ct76705600"/>Abbreviated Configuration Description Information<text:change-end text:change-id="ct76705600"/><text:change-start text:change-id="ct76095120"/> <text:change-end text:change-id="ct76095120"/>Technical Note</text:p>
      </style:header>
      <style:footer>
        <text:tracked-changes>
          <text:changed-region xml:id="ct76747984" text:id="ct76747984">
            <text:insertion>
              <office:change-info>
                <dc:creator>Bob Jacobsen</dc:creator>
                <dc:date>2015-02-08T01:05:00</dc:date>
              </office:change-info>
            </text:insertion>
          </text:changed-region>
        </text:tracked-changes>
        <text:p text:style-name="MP4"><text:span text:style-name="Page_20_Number"><text:span text:style-name="MT3">Copyright 2012</text:span></text:span><text:change-start text:change-id="ct76747984"/><text:span text:style-name="Page_20_Number"><text:span text:style-name="MT3">-2015</text:span></text:span><text:change-end text:change-id="ct7674798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75" text:date-value="2015-02-21T10:51:28.331106724">Feb 21, 2015</text:date></text:span></text:span></text:p>
      </style:footer>
    </style:master-page>
    <style:master-page style:name="First_20_Page" style:display-name="First Page" style:page-layout-name="Mpm2" style:next-style-name="Standard">
      <style:header>
        <text:tracked-changes>
          <text:changed-region xml:id="ct76776224" text:id="ct76776224">
            <text:deletion>
              <office:change-info>
                <dc:creator>Bob Jacobsen</dc:creator>
                <dc:date>2012-06-15T11:33:00</dc:date>
              </office:change-info>
              <text:p text:style-name="MP7"><text:s/>/ Simple Node Identification</text:p>
            </text:deletion>
          </text:changed-region>
          <text:changed-region xml:id="ct82225712" text:id="ct82225712">
            <text:deletion>
              <office:change-info>
                <dc:creator>Balazs Racz</dc:creator>
                <dc:date>2015-02-21T10:51:00</dc:date>
              </office:change-info>
              <text:p text:style-name="MP8">Preliminary</text:p>
            </text:deletion>
          </text:changed-region>
          <text:changed-region xml:id="ct76602688" text:id="ct76602688">
            <text:insertion>
              <office:change-info>
                <dc:creator>Balazs Racz</dc:creator>
                <dc:date>2015-02-21T10: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767762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21T10:51:28.336571515">Feb 21, 2015</text:date></text:p>
            </table:table-cell>
            <table:table-cell table:style-name="Table1.C1" office:value-type="string">
              <text:p text:style-name="MP8"><text:change text:change-id="ct82225712"/><text:change-start text:change-id="ct76602688"/>OBSOLETE<text:change-end text:change-id="ct76602688"/></text:p>
            </table:table-cell>
          </table:table-row>
        </table:table>
        <text:p text:style-name="Header"/>
      </style:header>
      <style:footer>
        <text:tracked-changes>
          <text:changed-region xml:id="ct76805920" text:id="ct76805920">
            <text:insertion>
              <office:change-info>
                <dc:creator>Bob Jacobsen</dc:creator>
                <dc:date>2015-02-08T01:05:00</dc:date>
              </office:change-info>
            </text:insertion>
          </text:changed-region>
        </text:tracked-changes>
        <text:p text:style-name="MP9"><text:span text:style-name="Page_20_Number"><text:span text:style-name="MT3">Copyright 2012</text:span></text:span><text:change-start text:change-id="ct76805920"/><text:span text:style-name="Page_20_Number"><text:span text:style-name="MT3">-2015</text:span></text:span><text:change-end text:change-id="ct7680592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75" text:date-value="2015-02-21T10:51:28.338382635">Feb 21,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1</meta:editing-cycles>
    <meta:editing-duration>PT16H49M55S</meta:editing-duration>
    <meta:generator>LibreOffice/4.2.7.2$Linux_X86_64 LibreOffice_project/420m0$Build-2</meta:generator>
    <dc:date>2015-02-21T10:51:28.262029673</dc:date>
    <dc:creator>Balazs Racz</dc:creator>
    <meta:printed-by>Bob Jacobsen</meta:printed-by>
    <meta:print-date>2013-03-26T14:00:29</meta:print-date>
    <meta:document-statistic meta:table-count="1" meta:image-count="1" meta:object-count="0" meta:page-count="6" meta:paragraph-count="118" meta:word-count="1656" meta:character-count="10413" meta:non-whitespace-character-count="8571"/>
    <meta:user-defined meta:name="Info 1"/>
    <meta:user-defined meta:name="Info 2"/>
    <meta:user-defined meta:name="Info 3"/>
    <meta:user-defined meta:name="Info 4"/>
  </office:meta>
</office:document-meta>
</file>